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214d2d" style:font-weight-asian="bold" style:font-weight-complex="bold"/>
    </style:style>
    <style:style style:name="P2" style:family="paragraph" style:parent-style-name="Header">
      <style:text-properties fo:color="#729fcf" fo:font-size="14pt" style:text-underline-style="solid" style:text-underline-width="auto" style:text-underline-color="font-color" fo:font-weight="bold" officeooo:rsid="00214d2d" officeooo:paragraph-rsid="00214d2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d8634" officeooo:paragraph-rsid="001d8634"/>
    </style:style>
    <style:style style:name="P4" style:family="paragraph" style:parent-style-name="Standard">
      <style:text-properties officeooo:rsid="001db338" officeooo:paragraph-rsid="001db338"/>
    </style:style>
    <style:style style:name="P5" style:family="paragraph" style:parent-style-name="Standard">
      <style:text-properties officeooo:rsid="001db338" officeooo:paragraph-rsid="00214d2d"/>
    </style:style>
    <style:style style:name="P6" style:family="paragraph" style:parent-style-name="Standard">
      <style:text-properties officeooo:rsid="001db338" officeooo:paragraph-rsid="0023702c"/>
    </style:style>
    <style:style style:name="P7" style:family="paragraph" style:parent-style-name="Standard">
      <style:text-properties officeooo:rsid="00204af2" officeooo:paragraph-rsid="00204af2"/>
    </style:style>
    <style:style style:name="P8" style:family="paragraph" style:parent-style-name="Standard">
      <style:text-properties officeooo:rsid="00204af2" officeooo:paragraph-rsid="00214d2d"/>
    </style:style>
    <style:style style:name="P9" style:family="paragraph" style:parent-style-name="Standard">
      <style:text-properties officeooo:paragraph-rsid="00204af2"/>
    </style:style>
    <style:style style:name="P10" style:family="paragraph" style:parent-style-name="Standard">
      <style:text-properties fo:font-weight="bold" officeooo:rsid="001db338" officeooo:paragraph-rsid="001db338" style:font-weight-asian="bold" style:font-weight-complex="bold"/>
    </style:style>
    <style:style style:name="P11" style:family="paragraph" style:parent-style-name="Standard">
      <style:text-properties officeooo:paragraph-rsid="00214d2d"/>
    </style:style>
    <style:style style:name="P12" style:family="paragraph" style:parent-style-name="Standard">
      <style:text-properties officeooo:rsid="00214d2d" officeooo:paragraph-rsid="00214d2d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4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af2" officeooo:paragraph-rsid="00204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3">
      <style:text-properties style:text-underline-style="none" officeooo:paragraph-rsid="00214d2d"/>
    </style:style>
    <style:style style:name="P17" style:family="paragraph" style:parent-style-name="Heading_20_3">
      <style:text-properties officeooo:paragraph-rsid="00214d2d"/>
    </style:style>
    <style:style style:name="P18" style:family="paragraph" style:parent-style-name="Standard" style:list-style-name="L1">
      <style:text-properties officeooo:paragraph-rsid="00214d2d"/>
    </style:style>
    <style:style style:name="P19" style:family="paragraph" style:parent-style-name="Standard" style:list-style-name="L1">
      <style:text-properties officeooo:rsid="001db338" officeooo:paragraph-rsid="00214d2d"/>
    </style:style>
    <style:style style:name="P20" style:family="paragraph" style:parent-style-name="Standard">
      <style:text-properties officeooo:rsid="001db338" officeooo:paragraph-rsid="00214d2d"/>
    </style:style>
    <style:style style:name="P21" style:family="paragraph" style:parent-style-name="Standard">
      <style:text-properties officeooo:paragraph-rsid="00204af2"/>
    </style:style>
    <style:style style:name="P22" style:family="paragraph" style:parent-style-name="Standard">
      <style:text-properties officeooo:rsid="00204af2" officeooo:paragraph-rsid="00204af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214d2d" style:font-size-asian="18pt" style:font-size-complex="18pt"/>
    </style:style>
    <style:style style:name="T4" style:family="text">
      <style:text-properties fo:font-size="14pt" officeooo:rsid="00214d2d" style:font-size-asian="14pt" style:font-size-complex="14pt"/>
    </style:style>
    <style:style style:name="T5" style:family="text">
      <style:text-properties officeooo:rsid="00214d2d"/>
    </style:style>
    <style:style style:name="T6" style:family="text">
      <style:text-properties fo:color="#729fcf" fo:font-size="14pt" fo:font-weight="bold" officeooo:rsid="00214d2d" style:font-size-asian="14pt" style:font-weight-asian="bold" style:font-size-complex="14pt" style:font-weight-complex="bold"/>
    </style:style>
    <style:style style:name="T7" style:family="text">
      <style:text-properties fo:color="#729fcf" style:font-name="Liberation Sans" fo:font-size="14pt" fo:font-weight="bold" officeooo:rsid="00214d2d" style:font-name-asian="Noto Sans CJK SC" style:font-size-asian="14pt" style:font-weight-asian="bold" style:font-name-complex="Lohit Devanagari" style:font-size-complex="14pt" style:font-weight-complex="bold"/>
    </style:style>
    <style:style style:name="T8" style:family="text">
      <style:text-properties fo:color="#729fcf"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fo:color="#729fcf" style:font-name="Liberation Sans" fo:font-size="14.1000003814697pt" fo:font-weight="bold" officeooo:rsid="00214d2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fo:color="#729fcf" fo:font-weight="bold" officeooo:rsid="001d8634" style:font-weight-asian="bold" style:font-weight-complex="bold"/>
    </style:style>
    <style:style style:name="T11" style:family="text">
      <style:text-properties officeooo:rsid="0023702c"/>
    </style:style>
    <style:style style:name="T12" style:family="text">
      <style:text-properties officeooo:rsid="00258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ay </text:span><text:span text:style-name="T3">5</text:span><text:span text:style-name="T2"> </text:span>– <text:span text:style-name="T4">Expressions and Binary</text:span></text:p>
      <text:p text:style-name="P2"/>
      <text:h text:style-name="P16" text:outline-level="3"><text:span text:style-name="T7">Expressions</text:span><text:span text:style-name="T6">:</text:span></text:h>
      <text:p text:style-name="P3">Expression: a line of code that can be evaluated to produce an object that has _____________________</text:p>
      <text:p text:style-name="P3"><text:tab/>ex: </text:p>
      <text:p text:style-name="P3"/>
      <text:p text:style-name="P3"/>
      <text:p text:style-name="P3"/>
      <text:p text:style-name="P3"/>
      <text:p text:style-name="P3">* type of expression is typically known at compile time</text:p>
      <text:p text:style-name="P3"><text:tab/>- C++ is a “statically typed” language <text:s/></text:p>
      <text:p text:style-name="P3"/>
      <text:h text:style-name="P17" text:outline-level="3"><text:span text:style-name="T9">Collision of Types</text:span><text:span text:style-name="T10">:</text:span></text:h>
      <text:p text:style-name="P4">* implicit type conversion <text:s/>- happens without you doing anything</text:p>
      <text:p text:style-name="P6"><text:span text:style-name="T11"><text:tab/>- <text:s/>For numbers, </text:span>types are always converted <text:span text:style-name="T11">(_______________) </text:span>in the direction that gives the most precision (type promotion)</text:p>
      <text:p text:style-name="P4"><text:tab/>ex:</text:p>
      <text:p text:style-name="P4"/>
      <text:p text:style-name="P4"/>
      <text:p text:style-name="P4"><text:tab/><text:span text:style-name="T11">ex:</text:span></text:p>
      <text:p text:style-name="P4"/>
      <text:p text:style-name="P4">* explicit type conversion <text:s/>- you specifically tell it what type to convert it to</text:p>
      <text:p text:style-name="P4"><text:tab/>-</text:p>
      <text:p text:style-name="P4"/>
      <text:p text:style-name="P4"/>
      <text:p text:style-name="P10">Conversion Rules:</text:p>
      <text:list xml:id="list340510585" text:style-name="L1">
        <text:list-item>
          <text:p text:style-name="P19">int → double : </text:p>
          <text:p text:style-name="P18"/>
        </text:list-item>
        <text:list-item>
          <text:p text:style-name="P19">double → int : </text:p>
          <text:p text:style-name="P19"/>
          <text:p text:style-name="P18"/>
        </text:list-item>
        <text:list-item>
          <text:p text:style-name="P19">bool → int : </text:p>
          <text:p text:style-name="P18"/>
        </text:list-item>
        <text:list-item>
          <text:p text:style-name="P19">int → bool : </text:p>
          <text:p text:style-name="P18"/>
        </text:list-item>
        <text:list-item>
          <text:p text:style-name="P19">int → char : </text:p>
          <text:p text:style-name="P18"/>
        </text:list-item>
        <text:list-item>
          <text:p text:style-name="P19">char → int :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8"><text:soft-page-break/><text:span text:style-name="T9">T</text:span><text:span text:style-name="T8">ypes in their binary representation</text:span><text:span text:style-name="T10">:</text:span></text:p>
      <text:p text:style-name="P12"/>
      <text:p text:style-name="P7"><text:span text:style-name="T1">decimal</text:span>: 32145</text:p>
      <table:table table:name="Table2" table:style-name="Table2">
        <table:table-column table:style-name="Table2.A" table:number-columns-repeated="5"/>
        <table:table-row table:style-name="TableLine94650605152544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4</text:p>
          </table:table-cell>
          <table:table-cell table:style-name="Table2.E1" office:value-type="string">
            <text:p text:style-name="P15">5</text:p>
          </table:table-cell>
        </table:table-row>
        <table:table-row table:style-name="TableLine94650605210960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7"/>
      <text:p text:style-name="P7"/>
      <text:p text:style-name="P7"><text:span text:style-name="T1">binary</text:span>: 11111</text:p>
      <table:table table:name="Table1" table:style-name="Table1" table:template-name="Default Style">
        <table:table-column table:style-name="Table1.A" table:number-columns-repeated="5"/>
        <table:table-row table:style-name="TableLine94650605213520"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1</text:p>
          </table:table-cell>
          <table:table-cell table:style-name="Table1.E1" office:value-type="string">
            <text:p text:style-name="P15">1</text:p>
          </table:table-cell>
        </table:table-row>
        <table:table-row table:style-name="TableLine94650605223584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P7"/>
      <text:p text:style-name="P7"/>
      <text:p text:style-name="P7"><text:span text:style-name="T1">binary</text:span>: 10101</text:p>
      <table:table table:name="Table3" table:style-name="Table3">
        <table:table-column table:style-name="Table3.A" table:number-columns-repeated="5"/>
        <table:table-row table:style-name="TableLine94650605226256"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5">0</text:p>
          </table:table-cell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5">0</text:p>
          </table:table-cell>
          <table:table-cell table:style-name="Table3.E1" office:value-type="string">
            <text:p text:style-name="P15">1</text:p>
          </table:table-cell>
        </table:table-row>
        <table:table-row table:style-name="TableLine94650605235920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12">Each type is stored as a binary number on the computer:</text:p>
      <text:p text:style-name="P12"/>
      <text:p text:style-name="P12"><text:tab/>int 5 = </text:p>
      <text:p text:style-name="P12"/>
      <text:p text:style-name="P11"/>
      <text:p text:style-name="P12"><text:tab/>double 12 = </text:p>
      <text:p text:style-name="P11"><text:s text:c="25"/>00111111 11110000 00000000 00000000 <text:s/>00000000 00000000 00000000 00000000</text:p>
      <text:p text:style-name="P9"/>
      <text:p text:style-name="P9"><text:tab/><text:span text:style-name="T5">char ‘b’ <text:s text:c="2"/>(98)</text:span></text:p>
      <text:p text:style-name="P9"><text:tab/><text:tab/> </text:p>
      <text:p text:style-name="P9"/>
      <text:p text:style-name="P9"/>
      <text:p text:style-name="P9"/>
      <text:p text:style-name="P7">Problem: <text:span text:style-name="T12">Caesar</text:span> <text:span text:style-name="T12">S</text:span>hif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3:19:37.149670440</meta:creation-date>
    <dc:date>2022-08-30T07:21:13.607973254</dc:date>
    <meta:editing-duration>PT44M57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2" meta:paragraph-count="52" meta:word-count="184" meta:character-count="959" meta:non-whitespace-character-count="777"/>
  </office:meta>
</office:document-meta>
</file>